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officeooo:rsid="000c627a" officeooo:paragraph-rsid="000c627a" style:font-size-asian="10.5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fo:font-size="12pt" officeooo:rsid="000c627a" officeooo:paragraph-rsid="000c627a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officeooo:rsid="000a8b63" officeooo:paragraph-rsid="000a8b63"/>
    </style:style>
    <style:style style:name="P4" style:family="paragraph" style:parent-style-name="Standard">
      <style:paragraph-properties fo:text-align="center" style:justify-single-word="false"/>
      <style:text-properties fo:font-size="24pt" officeooo:rsid="000a8b63" officeooo:paragraph-rsid="000a8b63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fo:font-size="18pt" officeooo:rsid="000a8b63" officeooo:paragraph-rsid="000a8b63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2pt" officeooo:rsid="000a8b63" officeooo:paragraph-rsid="000a8b63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8pt" officeooo:rsid="000a8b63" officeooo:paragraph-rsid="000a8b63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12pt" officeooo:rsid="001170d0" officeooo:paragraph-rsid="001170d0" style:font-size-asian="12pt" style:font-size-complex="12pt"/>
    </style:style>
    <style:style style:name="T1" style:family="text">
      <style:text-properties officeooo:rsid="000f439a"/>
    </style:style>
    <style:style style:name="T2" style:family="text">
      <style:text-properties officeooo:rsid="00101f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pécifications techniques</text:p>
      <text:p text:style-name="P6"/>
      <text:p text:style-name="P5">Logiciels</text:p>
      <text:p text:style-name="P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HTML 5</text:p>
          </table:table-cell>
          <table:table-cell table:style-name="Tableau1.B1" office:value-type="string">
            <text:p text:style-name="P3">HyperText Markup Language</text:p>
            <text:p text:style-name="P3">Langage de base pour la création d’un site internet, il sert à structurer sa page web, c’est-à-dire le contenu, les images, …</text:p>
          </table:table-cell>
        </table:table-row>
        <table:table-row>
          <table:table-cell table:style-name="Tableau1.A2" office:value-type="string">
            <text:p text:style-name="P3">CSS 3</text:p>
          </table:table-cell>
          <table:table-cell table:style-name="Tableau1.B2" office:value-type="string">
            <text:p text:style-name="P3">Cascading Style Sheets</text:p>
            <text:p text:style-name="P3">Langage permettant de mettre en forme sa page web, c’est à dire de la styliser.</text:p>
          </table:table-cell>
        </table:table-row>
        <table:table-row>
          <table:table-cell table:style-name="Tableau1.A2" office:value-type="string">
            <text:p text:style-name="P3">JavaScript</text:p>
          </table:table-cell>
          <table:table-cell table:style-name="Tableau1.B2" office:value-type="string">
            <text:p text:style-name="P3">Langage de programmation de scripts très utilisé pour rendre ses pages web intéractives.</text:p>
          </table:table-cell>
        </table:table-row>
        <table:table-row>
          <table:table-cell table:style-name="Tableau1.A2" office:value-type="string">
            <text:p text:style-name="P3">PHP 7</text:p>
          </table:table-cell>
          <table:table-cell table:style-name="Tableau1.B2" office:value-type="string">
            <text:p text:style-name="P3">HyperText Pr<text:span text:style-name="T2">e</text:span>Processor</text:p>
            <text:p text:style-name="P3">Langage de programmation utilisé notamment pour faire la liaison entre l’utilisateur et la base de données.</text:p>
          </table:table-cell>
        </table:table-row>
        <table:table-row>
          <table:table-cell table:style-name="Tableau1.A2" office:value-type="string">
            <text:p text:style-name="P3">MySql</text:p>
          </table:table-cell>
          <table:table-cell table:style-name="Tableau1.B2" office:value-type="string">
            <text:p text:style-name="P3">Système de gestion de base des données relationnelles (SGBDR). Permet la réalisation de requêtes pour dialoguer avec la base de données.</text:p>
          </table:table-cell>
        </table:table-row>
      </table:table>
      <text:p text:style-name="P5"/>
      <text:p text:style-name="P5">Frameworks</text:p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Bootstrap 4</text:p>
          </table:table-cell>
          <table:table-cell table:style-name="Tableau2.B1" office:value-type="string">
            <text:p text:style-name="P1">Framework CSS permettant de faciliter le développement de sites et d’applications réactives et responsives (adaptables à tout moment).</text:p>
          </table:table-cell>
        </table:table-row>
        <table:table-row>
          <table:table-cell table:style-name="Tableau2.A2" office:value-type="string">
            <text:p text:style-name="P1">JQuery</text:p>
          </table:table-cell>
          <table:table-cell table:style-name="Tableau2.B2" office:value-type="string">
            <text:p text:style-name="P1">Framework JavaScript permettant de rendre son site dynamique, gérer des évènements, animations, …</text:p>
          </table:table-cell>
        </table:table-row>
      </table:table>
      <text:p text:style-name="P5"/>
      <text:p text:style-name="P5">Outils</text:p>
      <text:p text:style-name="P8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">Netbeans</text:p>
          </table:table-cell>
          <table:table-cell table:style-name="Tableau3.B1" office:value-type="string">
            <text:p text:style-name="P2">Environnement de développement intégré (IDE).</text:p>
          </table:table-cell>
        </table:table-row>
        <table:table-row>
          <table:table-cell table:style-name="Tableau3.A2" office:value-type="string">
            <text:p text:style-name="P2">PhpMyAdmin</text:p>
          </table:table-cell>
          <table:table-cell table:style-name="Tableau3.B2" office:value-type="string">
            <text:p text:style-name="P2">Système de gestion de base de données (SGBD) pour gérer la base de données ainsi que la visualiser.</text:p>
          </table:table-cell>
        </table:table-row>
        <table:table-row>
          <table:table-cell table:style-name="Tableau3.A2" office:value-type="string">
            <text:p text:style-name="P2">Jmerise</text:p>
          </table:table-cell>
          <table:table-cell table:style-name="Tableau3.B2" office:value-type="string">
            <text:p text:style-name="P2">Logiciel de modélisation permettant de s<text:span text:style-name="T1">c</text:span>hématiser une base de données, ses différentes relations et de <text:span text:style-name="T1">g</text:span>énérer son script SQL.</text:p>
          </table:table-cell>
        </table:table-row>
        <table:table-row>
          <table:table-cell table:style-name="Tableau3.A2" office:value-type="string">
            <text:p text:style-name="P2">Pencil</text:p>
          </table:table-cell>
          <table:table-cell table:style-name="Tableau3.B2" office:value-type="string">
            <text:p text:style-name="P2">Logiciel de maquettage.</text:p>
          </table:table-cell>
        </table:table-row>
        <table:table-row>
          <table:table-cell table:style-name="Tableau3.A2" office:value-type="string">
            <text:p text:style-name="P2">Git</text:p>
          </table:table-cell>
          <table:table-cell table:style-name="Tableau3.B2" office:value-type="string">
            <text:p text:style-name="P2">Logiciel de gestion de versions décentralisées, permettant la sauvegarde progressive de son avancée et de récupérer en cas de perte.</text:p>
          </table:table-cell>
        </table:table-row>
      </table:table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6:11:52.286781469</meta:creation-date>
    <dc:date>2020-01-17T12:04:14.466100961</dc:date>
    <meta:editing-duration>PT16M8S</meta:editing-duration>
    <meta:editing-cycles>6</meta:editing-cycles>
    <meta:generator>LibreOffice/6.0.7.3$Linux_X86_64 LibreOffice_project/00m0$Build-3</meta:generator>
    <meta:document-statistic meta:table-count="3" meta:image-count="0" meta:object-count="0" meta:page-count="2" meta:paragraph-count="31" meta:word-count="212" meta:character-count="1393" meta:non-whitespace-character-count="1212"/>
  </office:meta>
</office:document-meta>
</file>